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6pt" fo:font-weight="bold" officeooo:rsid="001b2d01" officeooo:paragraph-rsid="001b2d01" style:font-size-asian="26pt" style:font-weight-asian="bold" style:font-size-complex="26pt" style:font-weight-complex="bold"/>
    </style:style>
    <style:style style:name="P2" style:family="paragraph" style:parent-style-name="Standard">
      <style:text-properties fo:font-variant="normal" fo:text-transform="none" fo:color="#545454" style:font-name="Liberation Serif" fo:font-size="16pt" fo:letter-spacing="normal" fo:font-weight="normal" officeooo:rsid="001f8b48" officeooo:paragraph-rsid="001f8b48" style:font-size-asian="16pt" style:font-weight-asian="normal" style:font-size-complex="16pt" style:font-weight-complex="normal"/>
    </style:style>
    <style:style style:name="P3" style:family="paragraph" style:parent-style-name="Standard">
      <style:text-properties fo:font-variant="normal" fo:text-transform="none" fo:color="#545454" style:font-name="Liberation Serif" fo:font-size="16pt" fo:letter-spacing="normal" fo:font-weight="normal" officeooo:rsid="001f8b48" officeooo:paragraph-rsid="001f8b48" style:font-size-asian="16pt" style:font-weight-asian="normal" style:font-size-complex="16pt" style:font-weight-complex="normal"/>
    </style:style>
    <style:style style:name="P4" style:family="paragraph" style:parent-style-name="Standard">
      <style:paragraph-properties>
        <style:tab-stops>
          <style:tab-stop style:position="12.779cm"/>
        </style:tab-stops>
      </style:paragraph-properties>
      <style:text-properties fo:font-variant="normal" fo:text-transform="none" fo:color="#545454" style:font-name="Liberation Serif" fo:font-size="16pt" fo:letter-spacing="normal" fo:font-weight="normal" officeooo:rsid="00226897" officeooo:paragraph-rsid="00226897" style:font-size-asian="16pt" style:font-weight-asian="normal" style:font-size-complex="16pt" style:font-weight-complex="normal"/>
    </style:style>
    <style:style style:name="P5" style:family="paragraph" style:parent-style-name="Standard">
      <style:paragraph-properties>
        <style:tab-stops>
          <style:tab-stop style:position="12.779cm"/>
        </style:tab-stops>
      </style:paragraph-properties>
      <style:text-properties fo:font-variant="normal" fo:text-transform="none" fo:color="#545454" style:font-name="Liberation Serif" fo:font-size="16pt" fo:letter-spacing="normal" fo:font-weight="normal" officeooo:rsid="0025607a" officeooo:paragraph-rsid="0025607a" style:font-size-asian="16pt" style:font-weight-asian="normal" style:font-size-complex="16pt" style:font-weight-complex="normal"/>
    </style:style>
    <style:style style:name="P6" style:family="paragraph" style:parent-style-name="Standard">
      <style:paragraph-properties>
        <style:tab-stops>
          <style:tab-stop style:position="12.779cm"/>
        </style:tab-stops>
      </style:paragraph-properties>
      <style:text-properties fo:font-variant="normal" fo:text-transform="none" fo:color="#545454" style:font-name="Liberation Serif" fo:font-size="16pt" fo:letter-spacing="normal" fo:font-weight="normal" officeooo:rsid="0027890c" officeooo:paragraph-rsid="0027890c" style:font-size-asian="16pt" style:font-weight-asian="normal" style:font-size-complex="16pt" style:font-weight-complex="normal"/>
    </style:style>
    <style:style style:name="P7" style:family="paragraph" style:parent-style-name="Standard">
      <style:text-properties style:font-name="Liberation Serif" fo:font-size="16pt" fo:font-weight="normal" officeooo:rsid="001b2d01" officeooo:paragraph-rsid="001b2d01" style:font-size-asian="16pt" style:font-weight-asian="normal" style:font-size-complex="16pt" style:font-weight-complex="normal"/>
    </style:style>
    <style:style style:name="P8" style:family="paragraph" style:parent-style-name="Standard">
      <style:text-properties style:font-name="Liberation Serif" fo:font-size="16pt" officeooo:paragraph-rsid="001f8b48" style:font-size-asian="16pt" style:font-size-complex="16pt"/>
    </style:style>
    <style:style style:name="T1" style:family="text">
      <style:text-properties officeooo:rsid="001bc352"/>
    </style:style>
    <style:style style:name="T2" style:family="text">
      <style:text-properties fo:font-variant="normal" fo:text-transform="none" fo:color="#545454" fo:letter-spacing="normal" fo:font-weight="normal" officeooo:rsid="001f34ea" style:font-weight-asian="normal" style:font-weight-complex="normal"/>
    </style:style>
    <style:style style:name="T3" style:family="text">
      <style:text-properties fo:font-variant="normal" fo:text-transform="none" fo:color="#545454" fo:letter-spacing="normal" fo:font-weight="normal" officeooo:rsid="001f8b48" style:font-weight-asian="normal" style:font-weight-complex="normal"/>
    </style:style>
    <style:style style:name="T4" style:family="text">
      <style:text-properties officeooo:rsid="002200de"/>
    </style:style>
    <style:style style:name="T5" style:family="text">
      <style:text-properties fo:font-weight="normal" officeooo:rsid="001f34ea" style:font-weight-asian="normal" style:font-weight-complex="normal"/>
    </style:style>
    <style:style style:name="T6" style:family="text">
      <style:text-properties officeooo:rsid="002409c3"/>
    </style:style>
    <style:style style:name="T7" style:family="text">
      <style:text-properties officeooo:rsid="0024da26"/>
    </style:style>
    <style:style style:name="T8" style:family="text">
      <style:text-properties officeooo:rsid="00260de0"/>
    </style:style>
    <style:style style:name="T9" style:family="text">
      <style:text-properties officeooo:rsid="00295a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KING BIOLOGY AND ENGINEERTING</text:p>
      <text:p text:style-name="P1"/>
      <text:p text:style-name="P7">Biology is the scientific study of life. Engineering, which is application of science in real world, can aid life in several ways. It has already brought a revolution by introducing electronic gadgets, cars etc. but it has also helped <text:span text:style-name="T1">in enhancing biological science. New machines and methods have saved many lives, but there is a branch named BioTechnology is something beyond this.</text:span></text:p>
      <text:p text:style-name="P7"/>
      <text:p text:style-name="P8"><text:span text:style-name="T5">BiioTechnology is another revolution in the history of mankind which harnesses cellular and biomolecular processes to develop technologies and products that help improve our lives and the health of our planet.</text:span><text:span text:style-name="T2"> Scientists are altering and taking command on microorganismic processes and can now control even brain’s actions and functions. </text:span><text:span text:style-name="T3">Diseases can be detected in the initial stages through special methods which can be eradicated early, hence saving the individual. </text:span></text:p>
      <text:p text:style-name="P2"/>
      <text:p text:style-name="P2">Organisms transfer their genetic material through DNA, which is a sequence of nucleotides on a double stranded thread. Now, scientists have found a way to change the particular sequence of genes located on DNA to bring <text:s/>wholeabout different DNA to be passed on. This branch of science is known as BioGentics. <text:s/><text:span text:style-name="T4">It has been applied in research, medicine, industrial biotechnology and agriculture. By knocking out genes responsible for certain conditions it is possible to create animal model organisms of human diseases. Hormones can also be produced and mainpulated using this method, curing genetic diseases through gene therapy. </text:span></text:p>
      <text:p text:style-name="P2"/>
      <text:p text:style-name="P4">Bio<text:span text:style-name="T7">genetics</text:span> has not only been apllied to microorganisms such as bacteria, viruses, etc. but also on plants, making genetically modified crops, which have provided economic benefit to farmers. They can be genetically changed to bring mutations in their <text:span text:style-name="T6">genes, which can help them to overcome diseases and pass on to next generations. Initially, food from this was opposed considering the dangers it poses to human beings, but after sometime when a scienticific consensus was taken, it showed that food obtained from genetically modified crops posed no greater risk to human health than conventional food. <text:s/></text:span></text:p>
      <text:p text:style-name="P5"><text:soft-page-break/>In vitro fertil<text:span text:style-name="T8">isation(IVF) and cloning is also a contribution of Biotechnology. Sperm and egg are fused in a test tube and further implanted in a woman’s uterus. Cloning, which comes under broader definition of genetic engineering, is closely related and genetic engineering can be used within them. An offspring produced by asexual reproduction is essentially a clone(having exact genetic information as parent) but now, a clone can be created in a laboratory. A tissue culture technique, used to clone distinct lineages of cell lines involves the use of cloning rings(cylinders). Dolly, the sheep was a female domestic sheep, and the first mammal cloned from an adult somantic cell, using the process of nuclear transfer. </text:span></text:p>
      <text:p text:style-name="P5"/>
      <text:p text:style-name="P6">Linking biology and engineering has been a continuous process and can be traced upto 100 years back. Everyday some new discoveries are made and there is an attempt to <text:span text:style-name="T9">incorporate them in real life. But it must be taken care of that increasingly interferring</text:span> <text:span text:style-name="T9">with natural world can cause problems and should be done in a limited way.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01:16:37.273756931</meta:creation-date>
    <dc:date>2019-10-07T16:21:48.554228095</dc:date>
    <meta:editing-duration>PT37M39S</meta:editing-duration>
    <meta:editing-cycles>3</meta:editing-cycles>
    <meta:generator>LibreOffice/6.0.7.3$Linux_X86_64 LibreOffice_project/00m0$Build-3</meta:generator>
    <meta:document-statistic meta:table-count="0" meta:image-count="0" meta:object-count="0" meta:page-count="2" meta:paragraph-count="7" meta:word-count="498" meta:character-count="3177" meta:non-whitespace-character-count="2678"/>
  </office:meta>
</office:document-meta>
</file>